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XmlErrorHandler.warning( String domain , String key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Utils.captureSchema( URI systemURI , String schemaData , XMLEntity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gingXmlErrorHandler.fatalError( String domain , String key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gingXmlErrorHandler.error( String domain , String key , XML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Utils.captureSchema( LSInput input , XMLEntityResolver resol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Utils.captureSchema( String initialUri ,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XmlErrorHandl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XmlErrorHandler.LoggingXmlErrorHandle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